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3" style:parent-style-name="Standard" style:family="paragraph">
      <style:paragraph-properties fo:margin-bottom="0.1388in" fo:line-height="115%"/>
    </style:style>
    <style:style style:name="T14" style:parent-style-name="DefaultParagraphFont" style:family="text">
      <style:text-properties fo:font-weight="bold" style:font-weight-asian="bold" style:font-weight-complex="bold" fo:color="#008282" fo:font-size="11pt" style:font-size-asian="11pt" style:font-size-complex="11pt"/>
    </style:style>
    <style:style style:name="P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2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3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4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5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6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7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8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9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0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5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7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8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19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0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1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2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3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4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  <style:style style:name="P125" style:parent-style-name="Standard" style:family="paragraph">
      <style:paragraph-properties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126" style:parent-style-name="Standard" style:family="paragraph">
      <style:paragraph-properties fo:margin-bottom="0.1388in" fo:line-height="115%"/>
      <style:text-properties fo:font-weight="bold" style:font-weight-asian="bold" style:font-weight-complex="bold" fo:color="#008282" fo:font-size="11pt" style:font-size-asian="11pt" style:font-size-complex="11pt"/>
    </style:style>
  </office:automatic-styles>
  <office:body>
    <office:text text:use-soft-page-breaks="true">
      <text:p text:style-name="P1">1. =007163</text:p>
      <text:p text:style-name="P2">SEE LOG FOR "Act 6 Intermission 3 Part 1" IN GAMES FOLDER</text:p>
      <text:p text:style-name="P3">_</text:p>
      <text:p text:style-name="P4">2. DM1: =007298</text:p>
      <text:p text:style-name="P5">h3y d4mz!!!!</text:p>
      <text:p text:style-name="P6">1f you go 4nywh3r3 n34r h1m, 1 w1ll fuck1ng k1ll you!</text:p>
      <text:p text:style-name="P7">_</text:p>
      <text:p text:style-name="P8">3. MINISTRIFE: =007327</text:p>
      <text:p text:style-name="P9">wooooo, 4w y34h grlz, h34rd you w3r3 st4rt1ng 4 p4rty ov3r h3r3??? &gt;XD</text:p>
      <text:p text:style-name="P10">yo porr1m! n1c3 costum3! w4y to ch4ng3 1nto som3th1ng on such short not1c3. H1 F1V3!!!!</text:p>
      <text:p text:style-name="P11">d4mn grl you just look1ng f1n3 for th3 h3ll of 1t th3n! GRL POWER!!!</text:p>
      <text:p text:style-name="P12">tru f4ctz grl!!! just j4m yours3lf 1n th3 p1l3, l1k3z th1s!!!</text:p>
      <text:p text:style-name="P13"><text:span text:style-name="T14">_</text:span></text:p>
      <text:p text:style-name="P15">MP1 - d4mn grrrrl!!!!</text:p>
      <text:p text:style-name="P16">you f1n4lly m4d3 1t! h1gh f1v3!!!</text:p>
      <text:p text:style-name="P17">right on grl!!!! dr34m bubz rul3!</text:p>
      <text:p text:style-name="P18">4-l1f3 4LYF3!!!</text:p>
      <text:p text:style-name="P19">4h4h4 y34h. th4t should h4v3 sound3d l1k3 "4 l1f3 for lyf3" l1k3 'A' 4s 1n 4ft3r, but spok3n 4s 4 numb3r, th3n '4' 4s 4 homonym for th3 pr3pos1t1on 4nd stuff!!!!</text:p>
      <text:p text:style-name="P20">you know how 1t 1s. 4 grlz gott4 s4cr1f1c3 und3rst4nd4b1l1ty for th3 s4k3 of r4dn3ss som3t1m3z.</text:p>
      <text:p text:style-name="P21">cor4l s1ng3rs? oh you m34n cho1r, 1 g3t 1t!!! but cor4l 4s 1n th3 funky sh1t und3rw4t3r 1nst34d, h4h4h?</text:p>
      <text:p text:style-name="P22">st1ll rock1ng th3 f1sh punz 1 s33. w3ll th4ts not r34lly th3 k1nd of r4dn3ss 1 w4s t4lk1ng 4bout, but 1ll l3t 1t sl1d3.</text:p>
      <text:p text:style-name="P23">oh ch1ll AX3, p4ych3ck!!! 1 4m so j3rk1ng your fork!</text:p>
      <text:soft-page-break/>
      <text:p text:style-name="P24">1 know w3v3 h4d our 1ssu3z b3for3. but 1 could 4lw4ys s33 you h4d tru r4dgrl cr3d. you dont 3v3n know how h4rd 1t w4s tow1ng th3 R4D LO4D 4ll by mys3lf w1th you gon3 for so long!!!!</text:p>
      <text:p text:style-name="P25">do you 3v3n know how l4m3 of 4 sc3n3 1t 1s b31ng th3 only l3g1t 1n your f4c3 pow3rg4m1ng grl 1n 4 bunch of bubbl3s full of brut4l pos3rz???</text:p>
      <text:p text:style-name="P26">wh4t 1m s4y1ng 1s, 1m psych3d to h4v3 you b4ck mp. h3y h1t m3 up top!</text:p>
      <text:p text:style-name="P27">fuck y34h grl.</text:p>
      <text:p text:style-name="P28">OH!!!!</text:p>
      <text:p text:style-name="P29">n3v3r 3v3n got to congr4tul4t3 you on how W1CK3D your r4d su1c1d3 bomb pl4n w4s! &gt;8D</text:p>
      <text:p text:style-name="P30">n3v3r s4w 1t com1ng!!!! sur3 n3v3r sm3ll3d 1t com1ng, h3h.</text:p>
      <text:p text:style-name="P31">w4y sm4rt. t1m1ng 1t just b3for3 th3 scr4tch, so th4t god t13rz d1dnt h4v3 4 ch4nc3 to r3v1v3 b3for3 th3 r3s3t, thus 1ron1c4lly l34v1ng th3m to b3 3r4s3d from 3x1st3nc3.</text:p>
      <text:p text:style-name="P32">th4t JUST occurr3d to m3 r3c3ntly. wuz op3n1ng th3 m34l v4ult to m4k3 4 fr34k1n ghost sn4ck wh3n 1 wuz l1k3. SH1T!!!!</text:p>
      <text:p text:style-name="P33">P444444YCH3CK!!! 1 s41d, 4ll sh4k1ng my f1st.</text:p>
      <text:p text:style-name="P34">h4h4h4, dont l34v3 m3 h4ng1n grl. &gt;8D</text:p>
      <text:p text:style-name="P35">MP2 - shoot b4b3z.</text:p>
      <text:p text:style-name="P36">w41t. who???</text:p>
      <text:p text:style-name="P37">3rrr nop3. h3lp m3 out p4ymon3y.</text:p>
      <text:p text:style-name="P38">tchhh, your3 r3m1nd1ng m3 why 1 thought you w3r3 cr4zy mp. just fr34k1n sp1ll 1t.</text:p>
      <text:p text:style-name="P39">oh why d1dnt you s4y so!!!</text:p>
      <text:p text:style-name="P40">sounds l1k3 4 r4d pl4n 4nd you know how 1 f33l 4bout th3 r4dpl4nz....</text:p>
      <text:p text:style-name="P41">h4t3 to b3 4 buzzk1ll but... 1ts b33n wh4t.</text:p>
      <text:p text:style-name="P42">4pprox1m4t3ly H3LLA y34rz s1nc3 1 d1d 4ny f1ght1ng????</text:p>
      <text:p text:style-name="P43">k1nd of rusty. sh1t dont l3t kk know 1 s41d rusty, 4h4h4.</text:p>
      <text:soft-page-break/>
      <text:p text:style-name="P44">so 1m s4y1ng 1 h4d SCADZ of t1m3 to p3rf3ct th1s K1LL3R HAND PLANT!!! &gt;8D</text:p>
      <text:p text:style-name="P45">w4nn4 s3333?</text:p>
      <text:p text:style-name="P46">1m sorry mp. 1 r34lly 4m!!! f33l l1k3 such 4 w3t snuggl3pl4n3 b41l1ng on you l1k3 th1s.</text:p>
      <text:p text:style-name="P47">1 should prob4bly run 1t by mt. s33 wh4t h3 th1nks.</text:p>
      <text:p text:style-name="P48">h4h4 y3444h.</text:p>
      <text:p text:style-name="P49">uh huh. &gt;8]</text:p>
      <text:p text:style-name="P50">1dk, th3r3z w4y mor3 to h1m th4n. w3ll, 4ll th3 t3rr1bl3 4nd stup1d sh1t h3 s4ys 4ll th3 t1m3.</text:p>
      <text:p text:style-name="P51">4nd 1ts 4lw4yz f3lt l1k3 h3 n33ds m3 1f th4t m4k3s s3ns3, 3v3n 4ft3r dy1ng. so th3r3z th4t!!!!</text:p>
      <text:p text:style-name="P52">&gt;;D</text:p>
      <text:p text:style-name="P53">MP3 - grl, who DO3SNT w4nt to b3 m3???</text:p>
      <text:p text:style-name="P54">you th1nk you c4n just w4ltz 1nto th1s bubbl3 4nd st4rt b31ng 4ny r4d g4m3r grl you cross p4thz w1th????</text:p>
      <text:p text:style-name="P55">chy34h, R1GHT! you h4v3 4 long, LONG w4y to go b3for3 you 34rn 3nough r4d-cr3dz to b3 M3. or 4s 1 l1k3 to c4ll th3m, CRADZ.</text:p>
      <text:p text:style-name="P56">1ts gonn4 cost y4!</text:p>
      <text:p text:style-name="P57">you h4v3 to 'l1k3' 4ll my r4dd3st m3mor13z, 4nd th3n r3bubbl3 4t l34st 413 of th3m.</text:p>
      <text:p text:style-name="P58">H4H4H4H4H4H4!</text:p>
      <text:p text:style-name="P59">w41t! dont b3 l1k3 th4t, w3 c4n st1ll cut 4 d34l, l3mm3 th1nk.</text:p>
      <text:p text:style-name="P60">4lr1ght, k1d. t3ll you wh4t. s1nc3 1 d1g your styl3, 1ll g1v3 you 4 shot.</text:p>
      <text:p text:style-name="P61">you m4y th1nk you rul3, wh3r34z most oth3rs drool, but wh4t 1 w4nt to know 1s, how b4d c4n you THR4SH stuff?</text:p>
      <text:p text:style-name="P62">just n33d to scop3 your k1ckfl1p chopz, m4k3 sur3 3v3ryth1ng ch3cks out. s33 1f your t3chn1qu3s 4r3 wh3r3 th3y n33dz to b3 4t.</text:p>
      <text:p text:style-name="P63">y34h grl. show m3 y3r stuntz. m4yb3 som3th1ng 1n 4 h4ndpl4nt. ooh, know wh4t sh1t would b3 W1CK3D M4L1C1OUS?</text:p>
      <text:soft-page-break/>
      <text:p text:style-name="P64">gr1nd1ng down 4 R41L1NG!!!!</text:p>
      <text:p text:style-name="P65">th4t ought to b3 fl4gr4nt 3nough to prov3 your r4dn3ss 4 SHOR3.</text:p>
      <text:p text:style-name="P66">so wh4t4y4 s4y, p4ych3ck? you r34dy to st4rt r1pp1ng up so m4ny h3ll4c3ous shr3ds th4t th1s f13rc3sh1tty b1zn4sty w1ll st4rt g3tt1ng so d3l1r1ously rud3br4z3n 1t...</text:p>
      <text:p text:style-name="P67">MP4 - th4t w4s...</text:p>
      <text:p text:style-name="P68">so...</text:p>
      <text:p text:style-name="P69">fr3ak1ng...</text:p>
      <text:p text:style-name="P70">R44444444444444D1C4L!!!</text:p>
      <text:p text:style-name="P71">holy smok3z grl, 1 d1dnt th1nk you 3v3n h4d gr1ndz l1k3 th4t.</text:p>
      <text:p text:style-name="P72">so you s4y you w4nn4 b3 m3 huh? w3ll, you got 1t! h3llz grl, 1m not sur3 1f 1 shouldnt b3 th3 on3 4sk1ng to b3 YOU!!!</text:p>
      <text:p text:style-name="P73">MP5 - yo yo, p4ystubz my grrrl!</text:p>
      <text:p text:style-name="P74">r1ght on! 1 l1k3 th4t on3 too, p4ych3ck 1t 1z. H1GH F1V3 GRL!!!</text:p>
      <text:p text:style-name="P75">ooh sorry, d1d 1 hurt you???</text:p>
      <text:p text:style-name="P76">SUR3 FUCK1N WUZ!!! d4ng 1ts t1ght your3 b4ck.</text:p>
      <text:p text:style-name="P77">w3ll m4yb3. but 1 h4d 4 lot of t1m3 to th1nk, both b3for3 w3 4ll 4t3 1t, 4ND 4ft3r.</text:p>
      <text:p text:style-name="P78">4nd 1 c4m3 to som3 MAD 3p1ph4n13z, 4bout you, or us r34lly. 1 w4s th1nk1ng 4bout you 4ll wrong.</text:p>
      <text:p text:style-name="P79">for most of th3 t1m3 w3 kn3w 34ch oth3r, 1 w4s 4ll l1k3, WHY SHOULD TH3R3 B3 TWO B4D4SS, 1N-YOUR-F4C3 GRLZ 1N TH3 GROUP???</text:p>
      <text:p text:style-name="P80">sort of ov3rk1ll, r1ght?</text:p>
      <text:p text:style-name="P81">1 w4s k1nd of v13w1ng you 4s 4 comp3t1tor, 1n l1k3 4 two grl RAD-OFF. 1 w4s w1nn1ng 1n my m1nd, of cours3. but s33, 1 h4d 1t 4ll wrong!!!!</text:p>
      <text:p text:style-name="P82">Y3AH! s33, 1m th3 t34mz R4D GRL, wh3r34s YOUR3 th3 t34mz B4D GRL!!!! 1t 4ll m4k3s p3rf3ct s3ns3! do3snt th4t m4k3 SO MUCH S3NS3???</text:p>
      <text:p text:style-name="P83">s33 p4ych3ck? 1 kn3w 1 could count on you to b3 just1f14bly cyn1c4l 4bout my n3urot1c bullsh1t. you RUL3!!!</text:p>
      <text:soft-page-break/>
      <text:p text:style-name="P84">_</text:p>
      <text:p text:style-name="P85">PM1 - yo yo, w4zzup grl!!!</text:p>
      <text:p text:style-name="P86">y34h, gu3ss your3 r1ght. 1'll ch1ll 1t down 4 b1t.</text:p>
      <text:p text:style-name="P87">wh4ts on your th1nk p4n, po-m4ry.</text:p>
      <text:p text:style-name="P88">y34h?</text:p>
      <text:p text:style-name="P89">3h 1 gu3ss. n3v3r sp3nt much t1m3 th1nk1ng 4bout s3rk3t, tbh.</text:p>
      <text:p text:style-name="P90">4lw4ys thought sh3 w4s 4 s3lf 4bsorb3d snooz3, 1f you r34lly w4nt to know.</text:p>
      <text:p text:style-name="P91">r34lly?</text:p>
      <text:p text:style-name="P92">huh.</text:p>
      <text:p text:style-name="P93">n3v3r r34lly thought 4bout 1t. but now th4t you m3nt1on 1t, th4t outcom3 m4k3s 4ll sorts of s3ns3 to m3.</text:p>
      <text:p text:style-name="P94">just do3s, b4b3z.</text:p>
      <text:p text:style-name="P95">th4ts c4us3 your3 not 4 m1nd pl4y3r.</text:p>
      <text:p text:style-name="P96">pshh, 4s 1f. th4t wouldnt b3 4 v3ry r4d th1ng to do.</text:p>
      <text:p text:style-name="P97">h3y, ch3ck out th1s OUTST4ND1NG h34lfl1p!!!!</text:p>
      <text:p text:style-name="P98">PM2 - yo porz, you s33 p4yd1rt 1s b4ck???</text:p>
      <text:p text:style-name="P99">pr3tty r4d huh?? th3 4-lyf3 just scor3d 4 l1ttl3 mor3 GRL POW3R!!!!</text:p>
      <text:p text:style-name="P100">h3y g1mm3 f1v3!</text:p>
      <text:p text:style-name="P101">wh444t, com3 on. 1 thought you of 4ll p3opl3 would b3 psych3d to g3t 4 l1l mor3 r3pr3z3nt4t1on from th3 l4d13s UP 1NZ.</text:p>
      <text:p text:style-name="P102">s4y wh4t??? th4tz bogus, 1m th1s r4d b3c4us3 1 l1k3 b31ng r4d! r4dn3ss rul3z.</text:p>
      <text:p text:style-name="P103">wh4... w41t wh4t? 4w m4n.</text:p>
      <text:p text:style-name="P104">wh4t you t4lk1ng 4bout grl. m33n4h wh3r3d you go! com3 h3lp m3 b3 cyn1c4l 4bout th1s! 4h!!!</text:p>
      <text:p text:style-name="P105">grl, pl34s3. dont t3ll m3 your3 go1ng full v4nt4s on m3 h3r3.</text:p>
      <text:p text:style-name="P106">wh3w!</text:p>
      <text:soft-page-break/>
      <text:p text:style-name="P107">y34h. your3 prob4bly r1ght.</text:p>
      <text:p text:style-name="P108">1ts k1nd of str3ssful som3t1m3s, k33p1ng 1t up! som3t1m3s 1 forg3t to put z33s on th3 3nd of words, 4nd 1 r34lly str3ss out 4bout 1t.</text:p>
      <text:p text:style-name="P109">you know, 1 4lw4ys d1d f33l b3tt3r t4lk1ng to you. l1k3 1 could t4k3 th3 3dg3 off my r4d th1ng, 4nd r3l4x 4 l1ttl3 mor3.</text:p>
      <text:p text:style-name="P110">h3ckz y3s!!!</text:p>
      <text:p text:style-name="P111">h3y, th4nks for th3 p3pt4lk, popo m3rryg4mz.</text:p>
      <text:p text:style-name="P112">oh whoopz.</text:p>
      <text:p text:style-name="P113">w4nt m3 to sw1tch b4ck to pornst4r???</text:p>
      <text:p text:style-name="P114">_</text:p>
      <text:p text:style-name="P115">KnVa1 - bro!!!! 1 h34r youv3 b33n h4ssl1ng th3 n3w k1dz. wh4t 1s UP w1th th4t???</text:p>
      <text:p text:style-name="P116">you c4nt fool m3 k4nkz. you 4r3 bor1ng th4t poor dud3 to d34th. you just w4nt to m4k3 4 ghost out of h1m so you c4n k33p h1m h3r3 for3v3r.</text:p>
      <text:p text:style-name="P117">wh1ch 41nt r1ght! you h4v3 to l3t th4t bro d13 of h1s own M4D VOL1T1ONZ.</text:p>
      <text:p text:style-name="P118">why dont you s4v3 h1m som3 gr13f 4nd g1v3 h1m on3 of your old m3moz?</text:p>
      <text:p text:style-name="P119">4h4h4h, r3m3mb3r thoz3??? how m4ny sw33ps d1d you sp3nd try1ng to forc3 us to r34d th4t tr4sh?</text:p>
      <text:p text:style-name="P120">h3y!</text:p>
      <text:p text:style-name="P121">1tz ch1ll, 1 w4s only 4ct1ng off3nd3d to bug you.</text:p>
      <text:p text:style-name="P122">y34h! th4ts funny, c4us3 1t n3v3r would h4v3 occurr3d to m3 to t4k3 1t 4ll th4t s3r1ously 4s 4 h4nd1c4p w1thout you m4k1ng 4 f3d3r4l c4s3 out of 1t for so long on my b3h4lf. so, th4nkz k4nk!!!</text:p>
      <text:p text:style-name="P123">KnVa2 - 4w com3 on k4nkl3z!!! pl33333334z3???</text:p>
      <text:p text:style-name="P124">_</text:p>
      <text:p text:style-name="P125"/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urier New" svg:font-family="Courier New" style:font-family-generic="modern" style:font-pitch="fixed" svg:panose-1="2 7 3 9 2 2 5 2 4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ourier New" style:font-name-asian="Courier New" style:font-name-complex="Courier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ly Huang</dc:creator>
    <meta:creation-date>2024-12-18T00:59:00Z</meta:creation-date>
    <dc:date>2024-12-18T00:59:00Z</dc:date>
    <meta:template xlink:href="Normal.dotm" xlink:type="simple"/>
    <meta:editing-cycles>2</meta:editing-cycles>
    <meta:editing-duration>PT0S</meta:editing-duration>
    <meta:document-statistic meta:page-count="6" meta:paragraph-count="14" meta:word-count="1091" meta:character-count="7300" meta:row-count="51" meta:non-whitespace-character-count="6223"/>
  </office:meta>
</office:document-meta>
</file>